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9_11-32-35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3 E-139-34-49.32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9_14-52-27_000.jpg</text:p>
          </table:table-cell>
          <table:table-cell table:style-name="ce16" office:value-type="string">
            <text:p>:i prog / image-processing / php / 画像生成；ランダム</text:p>
          </table:table-cell>
          <table:table-cell table:style-name="ce3"/>
          <table:table-cell table:style-name="ce3"/>
          <table:table-cell table:style-name="ce3" office:value-type="string">
            <text:p>N-35-35-29.01 E-139-34-48.67</text:p>
          </table:table-cell>
          <table:table-cell table:style-name="ce29" table:formula="of:=IF([.E3]=&quot;&quot;;[.C3];CONCATENATE([.C3];&quot; / &quot;;[.E3]))" office:value-type="string" office:string-value=":i prog / image-processing / php / 画像生成；ランダム">
            <text:p>:i prog / image-processing / php / 画像生成；ランダ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9_15-44-47_000.jpg</text:p>
          </table:table-cell>
          <table:table-cell table:style-name="ce16" office:value-type="string">
            <text:p>:m 読みたい本 / ジャンル　分野　リスト / 講談社学術文庫　『日本人の人生観』、山本七平 / 裏表紙 / genre=日本人論・日本文化論</text:p>
          </table:table-cell>
          <table:table-cell table:style-name="ce28"/>
          <table:table-cell table:style-name="ce3"/>
          <table:table-cell table:style-name="ce3" office:value-type="string">
            <text:p>N-35-35-28.34 E-139-34-49.87</text:p>
          </table:table-cell>
          <table:table-cell table:style-name="ce29" table:formula="of:=IF([.E4]=&quot;&quot;;[.C4];CONCATENATE([.C4];&quot; / &quot;;[.E4]))" office:value-type="string" office:string-value=":m 読みたい本 / ジャンル　分野　リスト / 講談社学術文庫　『日本人の人生観』、山本七平 / 裏表紙 / genre=日本人論・日本文化論">
            <text:p>:m 読みたい本 / ジャンル　分野　リスト / 講談社学術文庫　『日本人の人生観』、山本七平 / 裏表紙 / genre=日本人論・日本文化論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9_15-45-04_000.jpg</text:p>
          </table:table-cell>
          <table:table-cell table:style-name="ce16" office:value-type="string">
            <text:p>:m 読みたい本 / ジャンル　分野　リスト / 講談社学術文庫　『日本人の人生観』、山本七平 / 裏表紙 / genre=宗教</text:p>
          </table:table-cell>
          <table:table-cell table:style-name="ce20"/>
          <table:table-cell table:style-name="ce3"/>
          <table:table-cell table:style-name="ce3" office:value-type="string">
            <text:p>N-35-35-28.46 E-139-34-49.71</text:p>
          </table:table-cell>
          <table:table-cell table:style-name="ce29" table:formula="of:=IF([.E5]=&quot;&quot;;[.C5];CONCATENATE([.C5];&quot; / &quot;;[.E5]))" office:value-type="string" office:string-value=":m 読みたい本 / ジャンル　分野　リスト / 講談社学術文庫　『日本人の人生観』、山本七平 / 裏表紙 / genre=宗教">
            <text:p>:m 読みたい本 / ジャンル　分野　リスト / 講談社学術文庫　『日本人の人生観』、山本七平 / 裏表紙 / genre=宗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9_15-45-13_000.jpg</text:p>
          </table:table-cell>
          <table:table-cell table:style-name="ce16" office:value-type="string">
            <text:p>:m 読みたい本 / ジャンル　分野　リスト / 講談社学術文庫　『日本人の人生観』、山本七平 / 裏表紙 / genre=人生・教育・心理</text:p>
          </table:table-cell>
          <table:table-cell table:style-name="ce20"/>
          <table:table-cell table:style-name="ce3"/>
          <table:table-cell table:style-name="ce3" office:value-type="string">
            <text:p>N-35-35-28.46 E-139-34-49.71</text:p>
          </table:table-cell>
          <table:table-cell table:style-name="ce29" table:formula="of:=IF([.E6]=&quot;&quot;;[.C6];CONCATENATE([.C6];&quot; / &quot;;[.E6]))" office:value-type="string" office:string-value=":m 読みたい本 / ジャンル　分野　リスト / 講談社学術文庫　『日本人の人生観』、山本七平 / 裏表紙 / genre=人生・教育・心理">
            <text:p>:m 読みたい本 / ジャンル　分野　リスト / 講談社学術文庫　『日本人の人生観』、山本七平 / 裏表紙 / genre=人生・教育・心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9_15-46-21_000.jpg</text:p>
          </table:table-cell>
          <table:table-cell table:style-name="ce16" office:value-type="string">
            <text:p>:bookmemo / 読んだ本 / 『日本人の人生観』 / 著者=山本七平</text:p>
          </table:table-cell>
          <table:table-cell table:style-name="ce13"/>
          <table:table-cell table:style-name="ce3"/>
          <table:table-cell table:style-name="ce3" office:value-type="string">
            <text:p>N-35-35-28.45 E-139-34-49.6</text:p>
          </table:table-cell>
          <table:table-cell table:style-name="ce29" table:formula="of:=IF([.E7]=&quot;&quot;;[.C7];CONCATENATE([.C7];&quot; / &quot;;[.E7]))" office:value-type="string" office:string-value=":bookmemo / 読んだ本 / 『日本人の人生観』 / 著者=山本七平">
            <text:p>:bookmemo / 読んだ本 / 『日本人の人生観』 / 著者=山本七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9_16-57-15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72 E-139-34-49.71</text:p>
          </table:table-cell>
          <table:table-cell table:style-name="ce2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9_17-57-03_000.jpg</text:p>
          </table:table-cell>
          <table:table-cell table:style-name="ce16" office:value-type="string">
            <text:p>:m 1*1 RES / 245 / 『古典場から量子場への道』　高橋康 / p.116</text:p>
          </table:table-cell>
          <table:table-cell table:style-name="ce15"/>
          <table:table-cell table:style-name="ce3"/>
          <table:table-cell table:style-name="ce3" office:value-type="string">
            <text:p>N-35-35-28.29 E-139-34-49.43</text:p>
          </table:table-cell>
          <table:table-cell table:style-name="ce29" table:formula="of:=IF([.E9]=&quot;&quot;;[.C9];CONCATENATE([.C9];&quot; / &quot;;[.E9]))" office:value-type="string" office:string-value=":m 1*1 RES / 245 / 『古典場から量子場への道』　高橋康 / p.116">
            <text:p>:m 1*1 RES / 245 / 『古典場から量子場への道』　高橋康 / p.116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9_20-57-40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27 E-139-34-49.6</text:p>
          </table:table-cell>
          <table:table-cell table:style-name="ce2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0_01-08-49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9.04 E-139-34-49.49</text:p>
          </table:table-cell>
          <table:table-cell table:style-name="ce29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0_06-06-59_000.jpg</text:p>
          </table:table-cell>
          <table:table-cell table:style-name="ce16" office:value-type="string">
            <text:p>:m :PHOTO 起きた時刻 / 2019</text:p>
          </table:table-cell>
          <table:table-cell table:style-name="ce16"/>
          <table:table-cell table:style-name="ce3"/>
          <table:table-cell table:style-name="ce3" office:value-type="string">
            <text:p>N-35-35-28.68 E-139-34-49.38</text:p>
          </table:table-cell>
          <table:table-cell table:style-name="ce29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0_07-55-50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27 E-139-34-49.54</text:p>
          </table:table-cell>
          <table:table-cell table:style-name="ce29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3_00-04-39.m4a</text:p>
          </table:table-cell>
          <table:table-cell table:style-name="ce6" office:value-type="string">
            <text:p>:VOICE-MEMO / @自宅 / diary / 初めて / 腰のストレッチ、寝そべる；「ゴキッ」と鳴った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diary / 初めて / 腰のストレッチ、寝そべる；「ゴキッ」と鳴った">
            <text:p>:VOICE-MEMO / @自宅 / diary / 初めて / 腰のストレッチ、寝そべる；「ゴキッ」と鳴っ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3_01-02-30.m4a</text:p>
          </table:table-cell>
          <table:table-cell table:style-name="ce6" office:value-type="string">
            <text:p>:VOICE-MEMO / @自宅 / 記録 / 祈り / 口に出す言葉 / 夜 / 命に導いてくれ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記録 / 祈り / 口に出す言葉 / 夜 / 命に導いてくれ">
            <text:p>:VOICE-MEMO / @自宅 / 記録 / 祈り / 口に出す言葉 / 夜 / 命に導いてく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4_06-13-07.m4a</text:p>
          </table:table-cell>
          <table:table-cell table:style-name="ce6" office:value-type="string">
            <text:p>:VOICE-MEMO / @自室 / tome / やること / PTSDについての本を読もう、自分を治療しよう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tome / やること / PTSDについての本を読もう、自分を治療しよう">
            <text:p>:VOICE-MEMO / @自室 / tome / やること / PTSDについての本を読もう、自分を治療しよ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5_04-46-56.m4a</text:p>
          </table:table-cell>
          <table:table-cell table:style-name="ce6" office:value-type="string">
            <text:p>:VOICE-MEMO / @自室 / 知りたい / 確率に虚数を使う、どうなるか；量子力学に関連して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知りたい / 確率に虚数を使う、どうなるか；量子力学に関連して">
            <text:p>:VOICE-MEMO / @自室 / 知りたい / 確率に虚数を使う、どうなるか；量子力学に関連して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5_23-42-13.m4a</text:p>
          </table:table-cell>
          <table:table-cell table:style-name="ce6" office:value-type="string">
            <text:p>:VOICE-MEMO / @自宅 / 思うこと / 自分は何を求めていたか；山田みゆき；「俺はひざまずく」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思うこと / 自分は何を求めていたか；山田みゆき；「俺はひざまずく」">
            <text:p>:VOICE-MEMO / @自宅 / 思うこと / 自分は何を求めていたか；山田みゆき；「俺はひざまずく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6_00-27-09.m4a</text:p>
          </table:table-cell>
          <table:table-cell table:style-name="ce6" office:value-type="string">
            <text:p>:VOICE-MEMO / @自宅 / 思うこと / 「道場」をやる、商売をやるなら；レンタルスペース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思うこと / 「道場」をやる、商売をやるなら；レンタルスペース">
            <text:p>:VOICE-MEMO / @自宅 / 思うこと / 「道場」をやる、商売をやるなら；レンタルスペース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6_00-59-34.m4a</text:p>
          </table:table-cell>
          <table:table-cell table:style-name="ce6" office:value-type="string">
            <text:p>:VOICE-MEMO / @自宅 / 思うこと / 鈴木正三が謂う「国王への恩」；「統治」の貴重さ；「恩」という言葉の意味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思うこと / 鈴木正三が謂う「国王への恩」；「統治」の貴重さ；「恩」という言葉の意味">
            <text:p>:VOICE-MEMO / @自宅 / 思うこと / 鈴木正三が謂う「国王への恩」；「統治」の貴重さ；「恩」という言葉の意味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6_02-20-14.m4a</text:p>
          </table:table-cell>
          <table:table-cell table:style-name="ce6" office:value-type="string">
            <text:p>:VOICE-MEMO / @自宅 / 記録 / 祈り / 口に出す言葉 / 夜 / 「おれおれ」はもういい；知りたいことがいっぱいある；見えているものをやるよ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記録 / 祈り / 口に出す言葉 / 夜 / 「おれおれ」はもういい；知りたいことがいっぱいある；見えているものをやるよ">
            <text:p>:VOICE-MEMO / @自宅 / 記録 / 祈り / 口に出す言葉 / 夜 / 「おれおれ」はもういい；知りたいことがいっぱいある；見えているものをやるよ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19_09-15-31.m4a</text:p>
          </table:table-cell>
          <table:table-cell table:style-name="ce6" office:value-type="string">
            <text:p>:VOICE-MEMO / @自宅 / 思うこと / 「偶像崇拝」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思うこと / 「偶像崇拝」">
            <text:p>:VOICE-MEMO / @自宅 / 思うこと / 「偶像崇拝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19_09-20-14.m4a</text:p>
          </table:table-cell>
          <table:table-cell table:style-name="ce6" office:value-type="string">
            <text:p>:VOICE-MEMO / @自宅 / 思うこと / 「皇紀」；歴史から教訓を学び取る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思うこと / 「皇紀」；歴史から教訓を学び取る">
            <text:p>:VOICE-MEMO / @自宅 / 思うこと / 「皇紀」；歴史から教訓を学び取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9_09-23-32.m4a</text:p>
          </table:table-cell>
          <table:table-cell table:style-name="ce6" office:value-type="string">
            <text:p>:VOICE-MEMO / @自宅 / 思うこと / 「偶像崇拝」；「結婚」という概念を俺は偶像にしているか？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思うこと / 「偶像崇拝」；「結婚」という概念を俺は偶像にしているか？">
            <text:p>:VOICE-MEMO / @自宅 / 思うこと / 「偶像崇拝」；「結婚」という概念を俺は偶像にしているか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24">
            <text:p>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4];[.B24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4];[.B24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21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1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2020/01/20</text:date>, <text:time>08:5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0T08:54:11.26</dc:date>
    <dc:creator>iwabuchi ken</dc:creator>
    <meta:editing-duration>P16DT10H26M12S</meta:editing-duration>
    <meta:editing-cycles>6517</meta:editing-cycles>
    <meta:document-statistic meta:table-count="1" meta:cell-count="763" meta:object-count="0"/>
  </office:meta>
</office:document-meta>
</file>